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3.3319in"/>
    </style:style>
    <style:style style:name="co7" style:family="table-column">
      <style:table-column-properties fo:break-before="auto" style:column-width="2.1846in"/>
    </style:style>
    <style:style style:name="ro4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6425in" fo:break-before="auto" style:use-optimal-row-height="false"/>
    </style:style>
    <style:style style:name="ro5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e6"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4" style:family="table-cell" style:parent-style-name="Default">
      <style:table-cell-properties fo:background-color="#e6e6e6"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-bottom="0.0193in" fo:padding-left="0.0138in" fo:padding-right="0.0138in" fo:padding-top="0.0193in" style:vertical-align="middl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" style:family="table-cell" style:parent-style-name="Default">
      <style:table-cell-properties fo:background-color="#e6e6e6" style:text-align-source="fix" style:repeat-content="false" fo:border="0.0008in solid #000000"/>
      <style:paragraph-properties fo:text-align="start"/>
    </style:style>
    <style:style style:name="ce9" style:family="table-cell" style:parent-style-name="Default">
      <style:table-cell-properties fo:background-color="#e6e6e6" fo:border="0.0008in solid #000000"/>
    </style:style>
    <style:style style:name="ce10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7"/>
        <table:table-column table:style-name="co7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 table:number-columns-spanned="3" table:number-rows-spanned="1">
            <text:p>Common Fields</text:p>
          </table:table-cell>
          <table:covered-table-cell table:style-name="ce6"/>
          <table:covered-table-cell table:style-name="ce1"/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XB={sender}</text:p>
          </table:table-cell>
          <table:table-cell table:style-name="ce1" office:value-type="string">
            <text:p>Station id, eg. TWT, TRB, etc.</text:p>
          </table:table-cell>
          <table:table-cell table:style-name="ce1" office:value-type="string">
            <text:p>All packet types require this field</text:p>
          </table:table-cell>
          <table:table-cell table:style-name="ce2"/>
          <table:table-cell table:number-columns-repeated="3"/>
        </table:table-row>
        <table:table-row table:style-name="ro3">
          <table:table-cell table:style-name="ce1" office:value-type="string">
            <text:p>PT={packet type}</text:p>
          </table:table-cell>
          <table:table-cell table:style-name="ce1" office:value-type="string">
            <text:p>Specifies type of packet, eg. LVL is tank level, TRB is turbine status.</text:p>
          </table:table-cell>
          <table:table-cell table:style-name="ce3" office:value-type="string">
            <text:p>All packet types require this field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1" office:value-type="string">
            <text:p>DST={destination}</text:p>
          </table:table-cell>
          <table:table-cell table:style-name="ce1" office:value-type="string">
            <text:p>Station id of desired reciever</text:p>
          </table:table-cell>
          <table:table-cell table:style-name="ce1" office:value-type="string">
            <text:p>Some packets require this field.</text:p>
          </table:table-cell>
          <table:table-cell table:style-name="ce2"/>
          <table:table-cell table:number-columns-repeated="3"/>
        </table:table-row>
        <table:table-row table:style-name="ro4"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5">
          <table:table-cell/>
          <table:table-cell table:style-name="ce3" office:value-type="string">
            <text:p>Packet Type</text:p>
          </table:table-cell>
          <table:table-cell table:style-name="ce3" office:value-type="string">
            <text:p>Example</text:p>
          </table:table-cell>
          <table:table-cell table:style-name="ce3" office:value-type="string">
            <text:p>Desc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ce3" office:value-type="string">
            <text:p>General Packets</text:p>
          </table:table-cell>
          <table:table-cell office:value-type="string">
            <text:p>PING: Ping request</text:p>
          </table:table-cell>
          <table:table-cell office:value-type="string">
            <text:p>~XB=VST,PT=PING~</text:p>
          </table:table-cell>
          <table:table-cell table:style-name="ce10" office:value-type="string">
            <text:p>All listening stations should respond with ping response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3"/>
          <table:table-cell office:value-type="string">
            <text:p>PONG: Ping response</text:p>
          </table:table-cell>
          <table:table-cell office:value-type="string">
            <text:p>~XB=TRB,PT=PONG~</text:p>
          </table:table-cell>
          <table:table-cell table:style-name="ce10" office:value-type="string">
            <text:p>Emitted when unit receives a ping request</text:p>
          </table:table-cell>
          <table:table-cell table:style-name="Default"/>
          <table:table-cell table:number-columns-repeated="2"/>
        </table:table-row>
        <table:table-row table:style-name="ro7">
          <table:table-cell table:style-name="ce3"/>
          <table:table-cell office:value-type="string">
            <text:p>TOD: Time of Day</text:p>
          </table:table-cell>
          <table:table-cell office:value-type="string">
            <text:p>~XB=VST,PT=TOD,H=21,M=49~</text:p>
          </table:table-cell>
          <table:table-cell table:style-name="ce10" office:value-type="string">
            <text:p>Webserver (VST) unit sends these to sync the time consuming stations, currently GTS and RDG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4"/>
          <table:table-cell office:value-type="string">
            <text:p>LTR: Local time report</text:p>
          </table:table-cell>
          <table:table-cell office:value-type="string">
            <text:p>~XB=GTS,PT=LTR,H=12,M=45~</text:p>
          </table:table-cell>
          <table:table-cell table:style-name="ce10" office:value-type="string">
            <text:p>Emitted periodically by units that keep time; currently just for debugging, to see what time a unit thinks it is. GTS and RDG are the only time consumers as of this writing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4" table:number-columns-repeated="4"/>
          <table:table-cell table:style-name="Default"/>
          <table:table-cell table:number-columns-repeated="2"/>
        </table:table-row>
        <table:table-row table:style-name="ro9">
          <table:table-cell table:style-name="ce3" office:value-type="string">
            <text:p>Water Tank Packets</text:p>
          </table:table-cell>
          <table:table-cell office:value-type="string">
            <text:p>LVL: Water Tank Level</text:p>
            <text:p>Emitted periodically, and when level change detected</text:p>
          </table:table-cell>
          <table:table-cell office:value-type="string">
            <text:p>~XB=FWT,PT=LVL,L=4~</text:p>
          </table:table-cell>
          <table:table-cell table:style-name="ce10" office:value-type="string">
            <text:p>L: The level, 0-6 (0-5 @ RDG), corresponding to height of water level in the in-service tanks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style-name="Default"/>
          <table:table-cell table:number-columns-repeated="2"/>
        </table:table-row>
        <table:table-row table:style-name="ro8">
          <table:table-cell table:style-name="ce3" office:value-type="string">
            <text:p>Turbine Packets</text:p>
          </table:table-cell>
          <table:table-cell office:value-type="string">
            <text:p>TRB: Turbine Status</text:p>
            <text:p>Emittted Periodically</text:p>
          </table:table-cell>
          <table:table-cell office:value-type="string">
            <text:p>~XB=TRB,PT=TRB,V=AC <text:s text:c="3"/>,P=201,M=0~</text:p>
          </table:table-cell>
          <table:table-cell table:style-name="ce10" office:value-type="string">
            <text:p>V: 4-character string, either 'NONE' or a list of currently open valves, eg. “ABC “</text:p>
            <text:p>P: psi</text:p>
            <text:p>M: operating mode, 0 = auto, 1=manual</text:p>
          </table:table-cell>
          <table:table-cell table:number-columns-repeated="3"/>
        </table:table-row>
        <table:table-row table:style-name="ro10">
          <table:table-cell table:style-name="ce3"/>
          <table:table-cell office:value-type="string">
            <text:p>VOP: Valve Operation</text:p>
            <text:p>Emitted when a valve state changes</text:p>
          </table:table-cell>
          <table:table-cell office:value-type="string">
            <text:p>~XB=TRB,PT=VOP,VLV=A,OP=OPEN~</text:p>
          </table:table-cell>
          <table:table-cell office:value-type="string">
            <text:p>VLV: The valve in question, or 0 for all open/close msgs.</text:p>
            <text:p>OP: The operation being performed. OPEN or CLOSE when VLV is being opened or closed, ALLO,ALLC when responding to step up/down command and all valves are already open/closed.</text:p>
          </table:table-cell>
          <table:table-cell table:number-columns-repeated="3"/>
        </table:table-row>
        <table:table-row table:style-name="ro9">
          <table:table-cell table:style-name="ce3"/>
          <table:table-cell office:value-type="string">
            <text:p>AWK: Acknowldgement</text:p>
            <text:p>Emitted when requested operation is complete</text:p>
          </table:table-cell>
          <table:table-cell office:value-type="string">
            <text:p>~XB=TRB,DST=VST,PT=AWK~</text:p>
          </table:table-cell>
          <table:table-cell office:value-type="string">
            <text:p>DST: The station that requested the operation</text:p>
          </table:table-cell>
          <table:table-cell table:number-columns-repeated="3"/>
        </table:table-row>
        <table:table-row table:style-name="ro7">
          <table:table-cell table:style-name="ce3"/>
          <table:table-cell office:value-type="string">
            <text:p>SVS: Set Valve State</text:p>
            <text:p>Instruction to change valve state</text:p>
          </table:table-cell>
          <table:table-cell office:value-type="string">
            <text:p>~XB=VST,DST=TRB,PT=SVS,VS=4~</text:p>
          </table:table-cell>
          <table:table-cell office:value-type="string">
            <text:p>VS: Valve State, 0 (all closed) to 7 (A,B, and C open)</text:p>
          </table:table-cell>
          <table:table-cell table:number-columns-repeated="3"/>
        </table:table-row>
        <table:table-row table:style-name="ro9">
          <table:table-cell table:style-name="ce3"/>
          <table:table-cell office:value-type="string">
            <text:p>SCM: Set Control Mode</text:p>
            <text:p>Change mode to Auto or Manual valve djustment</text:p>
          </table:table-cell>
          <table:table-cell office:value-type="string">
            <text:p>~XB=VST,DST=TRB,PT=SCM,M=1~</text:p>
          </table:table-cell>
          <table:table-cell office:value-type="string">
            <text:p>M: Mode, 0 = auto, 1 = manual</text:p>
          </table:table-cell>
          <table:table-cell table:number-columns-repeated="3"/>
        </table:table-row>
        <table:table-row table:style-name="ro8">
          <table:table-cell table:style-name="ce3"/>
          <table:table-cell office:value-type="string">
            <text:p>BTN: Button Packet</text:p>
            <text:p>Older packet type sent by controller unit; currently only implements valve stepping commands in turbine, reading A1 and A2</text:p>
          </table:table-cell>
          <table:table-cell office:value-type="string">
            <text:p>~XB=MUB,DST=TRB,PT=BTN,A1=1,A2=0,B1=0,B2=0~</text:p>
          </table:table-cell>
          <table:table-cell office:value-type="string">
            <text:p>A[12],B[12]: state of corresponding button on controller unit, 1 = depressed, 0= not; the TRB unit responds to A1 as step up, A2 as step down, ignores B[12].</text:p>
          </table:table-cell>
          <table:table-cell table:number-columns-repeated="3"/>
        </table:table-row>
        <table:table-row table:style-name="ro5">
          <table:table-cell table:style-name="ce3"/>
          <table:table-cell table:style-name="ce6"/>
          <table:table-cell table:style-name="ce1"/>
          <table:table-cell table:style-name="ce6"/>
          <table:table-cell table:number-columns-repeated="3"/>
        </table:table-row>
        <table:table-row table:style-name="ro9">
          <table:table-cell table:style-name="ce3" office:value-type="string">
            <text:p>Grid Tie Shed Packets</text:p>
          </table:table-cell>
          <table:table-cell office:value-type="string">
            <text:p>WTT: Watt Production Packet</text:p>
          </table:table-cell>
          <table:table-cell office:value-type="string">
            <text:p>~XB=MUB,PT=WTT,W=2576,T=11.2,Y=32.8~</text:p>
          </table:table-cell>
          <table:table-cell office:value-type="string">
            <text:p>W: Current power production in watts</text:p>
            <text:p>T: kWh produced today (since midnight)</text:p>
            <text:p>Y: total kWh produced yesterday</text:p>
          </table:table-cell>
          <table:table-cell table:number-columns-repeated="3"/>
        </table:table-row>
        <table:table-row table:style-name="ro5">
          <table:table-cell table:style-name="ce3" table:number-columns-repeated="4"/>
          <table:table-cell table:number-columns-repeated="3"/>
        </table:table-row>
        <table:table-row table:style-name="ro11">
          <table:table-cell table:style-name="ce3" office:value-type="string">
            <text:p>Sauna (Battery Room) Packets</text:p>
          </table:table-cell>
          <table:table-cell office:value-type="string">
            <text:p>PWR: Battery System Status Packet</text:p>
          </table:table-cell>
          <table:table-cell office:value-type="string">
            <text:p>~XB=SNA,PT=PWR,V=55.4,H=53.0,S=0,L=300~</text:p>
          </table:table-cell>
          <table:table-cell office:value-type="string">
            <text:p>V: Current battery voltage</text:p>
            <text:p>H: hourly average voltage</text:p>
            <text:p>L: Current system load in watts</text:p>
            <text:p>S: Status codeused for indicator colors @ sauna, on controller, and in webserver; from 1 to-3; 1 = green (very good), 0 = OK -1 = not so good (solid red), -2 = bad (blinking red), -3 = critical (fast blinking red); these #s are calculated in the perl code on the laptop and are for A.Y.s reference.</text:p>
          </table:table-cell>
          <table:table-cell table:number-columns-repeated="3"/>
        </table:table-row>
        <table:table-row table:style-name="ro5" table:number-rows-repeated="10">
          <table:table-cell table:style-name="ce5"/>
          <table:table-cell table:number-columns-repeated="6"/>
        </table:table-row>
        <table:table-row table:style-name="ro5" table:number-rows-repeated="1048542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3/27/2012</text:date>, <text:time>15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06:41:28.69</meta:creation-date>
    <dc:date>2012-03-27T15:25:48.97</dc:date>
    <meta:editing-duration>PT5H21M58S</meta:editing-duration>
    <meta:editing-cycles>6</meta:editing-cycles>
    <meta:generator>LibreOffice/3.3$Win32 LibreOffice_project/330m19$Build-202</meta:generator>
    <meta:document-statistic meta:table-count="3" meta:cell-count="57" meta:object-count="0"/>
  </office:meta>
</office:document-meta>
</file>